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2" style:family="table">
      <style:table-properties style:width="3.4625in" table:align="left"/>
    </style:style>
    <style:style style:name="Táblázat2.A" style:family="table-column">
      <style:table-column-properties style:column-width="3.4625in"/>
    </style:style>
    <style:style style:name="Táblázat2.A1" style:family="table-cell">
      <style:table-cell-properties style:vertical-align="middle" fo:padding="0.0194in" fo:border="none"/>
    </style:style>
    <style:style style:name="Táblázat3" style:family="table">
      <style:table-properties style:width="0.3653in" table:align="left"/>
    </style:style>
    <style:style style:name="Táblázat3.A" style:family="table-column">
      <style:table-column-properties style:column-width="0.3653in"/>
    </style:style>
    <style:style style:name="Táblázat3.A1" style:family="table-cell">
      <style:table-cell-properties style:vertical-align="middle" fo:padding="0.0194in" fo:border="none"/>
    </style:style>
    <style:style style:name="Táblázat4" style:family="table">
      <style:table-properties style:width="3.4236in" table:align="left"/>
    </style:style>
    <style:style style:name="Táblázat4.A" style:family="table-column">
      <style:table-column-properties style:column-width="3.4236in"/>
    </style:style>
    <style:style style:name="Táblázat4.A1" style:family="table-cell">
      <style:table-cell-properties style:vertical-align="middle" fo:padding="0.0194in" fo:border="none"/>
    </style:style>
    <style:style style:name="Táblázat5" style:family="table">
      <style:table-properties style:width="3.1389in" table:align="left"/>
    </style:style>
    <style:style style:name="Táblázat5.A" style:family="table-column">
      <style:table-column-properties style:column-width="3.1389in"/>
    </style:style>
    <style:style style:name="Táblázat5.A1" style:family="table-cell">
      <style:table-cell-properties style:vertical-align="middle" fo:padding="0.0194in" fo:border="none"/>
    </style:style>
    <style:style style:name="Táblázat6" style:family="table">
      <style:table-properties style:width="0.8653in" table:align="left"/>
    </style:style>
    <style:style style:name="Táblázat6.A" style:family="table-column">
      <style:table-column-properties style:column-width="0.8653in"/>
    </style:style>
    <style:style style:name="Táblázat6.A1" style:family="table-cell">
      <style:table-cell-properties style:vertical-align="middle" fo:padding="0.0194in" fo:border="none"/>
    </style:style>
    <style:style style:name="Táblázat7" style:family="table">
      <style:table-properties style:width="3.0375in" table:align="left"/>
    </style:style>
    <style:style style:name="Táblázat7.A" style:family="table-column">
      <style:table-column-properties style:column-width="3.0375in"/>
    </style:style>
    <style:style style:name="Táblázat7.A1" style:family="table-cell">
      <style:table-cell-properties style:vertical-align="middle" fo:padding="0.0194in" fo:border="none"/>
    </style:style>
    <style:style style:name="Táblázat8" style:family="table">
      <style:table-properties style:width="2.5854in" table:align="left"/>
    </style:style>
    <style:style style:name="Táblázat8.A" style:family="table-column">
      <style:table-column-properties style:column-width="2.5854in"/>
    </style:style>
    <style:style style:name="Táblázat8.A1" style:family="table-cell">
      <style:table-cell-properties style:vertical-align="middle" fo:padding="0.0194in" fo:border="none"/>
    </style:style>
    <style:style style:name="Táblázat9" style:family="table">
      <style:table-properties style:width="0.6153in" table:align="left"/>
    </style:style>
    <style:style style:name="Táblázat9.A" style:family="table-column">
      <style:table-column-properties style:column-width="0.6153in"/>
    </style:style>
    <style:style style:name="Táblázat9.A1" style:family="table-cell">
      <style:table-cell-properties style:vertical-align="middle" fo:padding="0.0194in" fo:border="none"/>
    </style:style>
    <style:style style:name="Táblázat10" style:family="table">
      <style:table-properties style:width="2.484in" table:align="left"/>
    </style:style>
    <style:style style:name="Táblázat10.A" style:family="table-column">
      <style:table-column-properties style:column-width="2.484in"/>
    </style:style>
    <style:style style:name="Táblázat10.A1" style:family="table-cell">
      <style:table-cell-properties style:vertical-align="middle" fo:padding="0.0194in" fo:border="none"/>
    </style:style>
    <style:style style:name="Táblázat11" style:family="table">
      <style:table-properties style:width="1.3653in" table:align="left"/>
    </style:style>
    <style:style style:name="Táblázat11.A" style:family="table-column">
      <style:table-column-properties style:column-width="1.3653in"/>
    </style:style>
    <style:style style:name="Táblázat11.A1" style:family="table-cell">
      <style:table-cell-properties style:vertical-align="middle" fo:padding="0.0194in" fo:border="none"/>
    </style:style>
    <style:style style:name="Táblázat12" style:family="table">
      <style:table-properties style:width="1.1153in" table:align="left"/>
    </style:style>
    <style:style style:name="Táblázat12.A" style:family="table-column">
      <style:table-column-properties style:column-width="1.1153in"/>
    </style:style>
    <style:style style:name="Táblázat12.A1" style:family="table-cell">
      <style:table-cell-properties style:vertical-align="middle" fo:padding="0.0194in" fo:border="none"/>
    </style:style>
    <style:style style:name="Táblázat13" style:family="table">
      <style:table-properties style:width="0.1174in" table:align="left"/>
    </style:style>
    <style:style style:name="Táblázat13.A" style:family="table-column">
      <style:table-column-properties style:column-width="0.1174in"/>
    </style:style>
    <style:style style:name="Táblázat13.A1" style:family="table-cell">
      <style:table-cell-properties style:vertical-align="middle" fo:padding="0.0194in" fo:border="none"/>
    </style:style>
    <style:style style:name="Táblázat14" style:family="table">
      <style:table-properties style:width="5.2167in" table:align="left"/>
    </style:style>
    <style:style style:name="Táblázat14.A" style:family="table-column">
      <style:table-column-properties style:column-width="5.2167in"/>
    </style:style>
    <style:style style:name="Táblázat14.A1" style:family="table-cell">
      <style:table-cell-properties style:vertical-align="middle" fo:padding="0.0194in" fo:border="none"/>
    </style:style>
    <style:style style:name="Táblázat15" style:family="table">
      <style:table-properties style:width="5.1153in" table:align="left"/>
    </style:style>
    <style:style style:name="Táblázat15.A" style:family="table-column">
      <style:table-column-properties style:column-width="5.1153in"/>
    </style:style>
    <style:style style:name="Táblázat15.A1" style:family="table-cell">
      <style:table-cell-properties style:vertical-align="middle" fo:padding="0.0194in" fo:border="none"/>
    </style:style>
    <style:style style:name="Táblázat16" style:family="table">
      <style:table-properties style:width="0.9486in" table:align="left"/>
    </style:style>
    <style:style style:name="Táblázat16.A" style:family="table-column">
      <style:table-column-properties style:column-width="0.9486in"/>
    </style:style>
    <style:style style:name="Táblázat16.A1" style:family="table-cell">
      <style:table-cell-properties style:vertical-align="middle" fo:padding="0.0194in" fo:border="none"/>
    </style:style>
    <style:style style:name="Táblázat17" style:family="table">
      <style:table-properties style:width="0.6153in" table:align="left"/>
    </style:style>
    <style:style style:name="Táblázat17.A" style:family="table-column">
      <style:table-column-properties style:column-width="0.6153in"/>
    </style:style>
    <style:style style:name="Táblázat17.A1" style:family="table-cell">
      <style:table-cell-properties style:vertical-align="middle" fo:padding="0.0194in" fo:border="none"/>
    </style:style>
    <style:style style:name="Táblázat1" style:family="table">
      <style:table-properties style:width="4.884in" table:align="left"/>
    </style:style>
    <style:style style:name="Táblázat1.A" style:family="table-column">
      <style:table-column-properties style:column-width="1.2806in"/>
    </style:style>
    <style:style style:name="Táblázat1.B" style:family="table-column">
      <style:table-column-properties style:column-width="3.6035in"/>
    </style:style>
    <style:style style:name="Táblázat1.A1" style:family="table-cell">
      <style:table-cell-properties style:vertical-align="middle" fo:padding="0.0194in" fo:border="none"/>
    </style:style>
    <style:style style:name="P1" style:family="paragraph" style:parent-style-name="Text_20_body" style:list-style-name="L2"/>
    <style:style style:name="P2" style:family="paragraph" style:parent-style-name="Text_20_body">
      <style:paragraph-properties fo:margin-top="0in" fo:margin-bottom="0in"/>
    </style:style>
    <style:style style:name="P3" style:family="paragraph" style:parent-style-name="Preformatted_20_Text">
      <style:paragraph-properties fo:margin-top="0in" fo:margin-bottom="0.1965in"/>
    </style:style>
    <style:style style:name="P4" style:family="paragraph" style:parent-style-name="Heading_20_3">
      <style:paragraph-properties fo:break-before="page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Contents" style:list-style-name="L1"/>
    <style:style style:name="P7" style:family="paragraph" style:parent-style-name="Table_20_Contents">
      <style:paragraph-properties fo:margin-top="0in" fo:margin-bottom="0.1965in"/>
    </style:style>
    <style:style style:name="P8" style:family="paragraph" style:parent-style-name="Table_20_Contents" style:list-style-name="L1">
      <style:paragraph-properties fo:margin-top="0in" fo:margin-bottom="0.1965in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tyle="italic" fo:font-weight="bol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Problem Statement (ProductQuery)</text:h>
      <text:p text:style-name="Text_20_body">Mrs. Jeipouju took part in a programming contest. One of the problems was as follows: <text:line-break/><text:line-break/><text:span text:style-name="T2">You are given an array A containing </text:span><text:span text:style-name="T3">N</text:span><text:span text:style-name="T2"> integers. Each element of A is an integer between 0 and 9, inclusive. You are also given two arrays </text:span><text:span text:style-name="T3">Qfrom</text:span><text:span text:style-name="T2"> and </text:span><text:span text:style-name="T3">Qto</text:span><text:span text:style-name="T2">, containing Q elements each. For each i, </text:span><text:span text:style-name="T3">Qfrom</text:span><text:span text:style-name="T2">[i] and </text:span><text:span text:style-name="T3">Qto</text:span><text:span text:style-name="T2">[i] describe the i-th query: you must take all elements of A with indices between </text:span><text:span text:style-name="T3">Qfrom</text:span><text:span text:style-name="T2">[i] and </text:span><text:span text:style-name="T3">Qto</text:span><text:span text:style-name="T2">[i], inclusive, and calculate their product modulo 10. Output exactly Q integers. The i-th number of the output must be the answer to the i-th query.</text:span> <text:line-break/><text:line-break/>Mrs. Jeipouju made an input for this task by herself and generated the output using her program. However, she erased the array A by mistake - now she only knows int <text:span text:style-name="T1">N</text:span>, int[] <text:span text:style-name="T1">Qfrom</text:span>, int[] <text:span text:style-name="T1">Qto</text:span> and int[] <text:span text:style-name="T1">output</text:span> (<text:span text:style-name="T1">output</text:span>[i] is the i-th integer generated by her program). Return the number of possible arrays A, modulo 1,000,000,007. If there are no possible arrays A (i.e. her program is definitely wrong), return 0. </text:p>
      <text:h text:style-name="Heading_20_3" text:outline-level="3">Constraints</text:h>
      <text:list xml:id="list34338998" text:style-name="L2">
        <text:list-item>
          <text:p text:style-name="P1"><text:span text:style-name="T1">N</text:span> will be between 1 and 100, inclusive.</text:p>
        </text:list-item>
        <text:list-item>
          <text:p text:style-name="P1"><text:span text:style-name="T1">Qfrom</text:span>, <text:span text:style-name="T1">Qto</text:span> and <text:span text:style-name="T1">output</text:span> will contain the same number of elements.</text:p>
        </text:list-item>
        <text:list-item>
          <text:p text:style-name="P1"><text:span text:style-name="T1">Qfrom</text:span>, <text:span text:style-name="T1">Qto</text:span> and <text:span text:style-name="T1">output</text:span> will contain between 1 and 50 elements, inclusive.</text:p>
        </text:list-item>
        <text:list-item>
          <text:p text:style-name="P1">Each element of <text:span text:style-name="T1">Qfrom</text:span> and <text:span text:style-name="T1">Qto</text:span> will be between 0 and <text:span text:style-name="T1">N-1</text:span>, inclusive.</text:p>
        </text:list-item>
        <text:list-item>
          <text:p text:style-name="P1">For each i, <text:span text:style-name="T1">Qto</text:span>[i] will be greater than or equal to <text:span text:style-name="T1">Qfrom</text:span>[i].-Each element of <text:span text:style-name="T1">output</text:span> will be between 0 and 9, inclusive.</text:p>
        </text:list-item>
      </text:list>
      <text:h text:style-name="Heading_20_3" text:outline-level="3">Definition</text:h>
      <table:table table:name="Táblázat1" table:style-name="Táblázat1">
        <table:table-column table:style-name="Táblázat1.A"/>
        <table:table-column table:style-name="Táblázat1.B"/>
        <table:table-row>
          <table:table-cell table:style-name="Táblázat1.A1" office:value-type="string">
            <text:p text:style-name="Table_20_Contents">Class:</text:p>
          </table:table-cell>
          <table:table-cell table:style-name="Táblázat1.A1" office:value-type="string">
            <text:p text:style-name="Table_20_Contents">ProductQuery</text:p>
          </table:table-cell>
        </table:table-row>
        <table:table-row>
          <table:table-cell table:style-name="Táblázat1.A1" office:value-type="string">
            <text:p text:style-name="Table_20_Contents">Method:</text:p>
          </table:table-cell>
          <table:table-cell table:style-name="Táblázat1.A1" office:value-type="string">
            <text:p text:style-name="Table_20_Contents">theInput</text:p>
          </table:table-cell>
        </table:table-row>
        <table:table-row>
          <table:table-cell table:style-name="Táblázat1.A1" office:value-type="string">
            <text:p text:style-name="Table_20_Contents">Parameters:</text:p>
          </table:table-cell>
          <table:table-cell table:style-name="Táblázat1.A1" office:value-type="string">
            <text:p text:style-name="Table_20_Contents">int, int[], int[], int[]</text:p>
          </table:table-cell>
        </table:table-row>
        <table:table-row>
          <table:table-cell table:style-name="Táblázat1.A1" office:value-type="string">
            <text:p text:style-name="Table_20_Contents">Returns:</text:p>
          </table:table-cell>
          <table:table-cell table:style-name="Táblázat1.A1" office:value-type="string">
            <text:p text:style-name="Table_20_Contents">int</text:p>
          </table:table-cell>
        </table:table-row>
        <table:table-row>
          <table:table-cell table:style-name="Táblázat1.A1" office:value-type="string">
            <text:p text:style-name="Table_20_Contents">Method signature:</text:p>
          </table:table-cell>
          <table:table-cell table:style-name="Táblázat1.A1" office:value-type="string">
            <text:p text:style-name="Table_20_Contents">int theInput(int N, int[] Qfrom, int[] Qto, int[] output)</text:p>
          </table:table-cell>
        </table:table-row>
        <table:table-row>
          <table:table-cell table:style-name="Táblázat1.A1" table:number-columns-spanned="2" office:value-type="string">
            <text:p text:style-name="Table_20_Contents">(be sure your method is public)</text:p>
          </table:table-cell>
          <table:covered-table-cell/>
        </table:table-row>
      </table:table>
      <text:p text:style-name="Text_20_body"/>
      <text:h text:style-name="P4" text:outline-level="3">Examples</text:h>
      <text:section text:style-name="Sect1" text:name="Szakasz1">
        <text:p text:style-name="Text_20_body"/>
        <text:p text:style-name="P2">0)    </text:p>
        <table:table table:name="Táblázat2" table:style-name="Táblázat2">
          <table:table-column table:style-name="Táblázat2.A"/>
          <table:table-row>
            <table:table-cell table:style-name="Táblázat2.A1" office:value-type="string">
              <table:table table:name="Táblázat3" table:style-name="Táblázat3">
                <table:table-column table:style-name="Táblázat3.A"/>
                <table:table-row>
                  <table:table-cell table:style-name="Táblázat3.A1" office:value-type="string">
                    <text:p text:style-name="P3">3</text:p>
                  </table:table-cell>
                </table:table-row>
                <table:table-row>
                  <table:table-cell table:style-name="Táblázat3.A1" office:value-type="string">
                    <text:p text:style-name="P3">{0}</text:p>
                  </table:table-cell>
                </table:table-row>
                <table:table-row>
                  <table:table-cell table:style-name="Táblázat3.A1" office:value-type="string">
                    <text:p text:style-name="P3">{0}</text:p>
                  </table:table-cell>
                </table:table-row>
                <table:table-row>
                  <table:table-cell table:style-name="Táblázat3.A1" office:value-type="string">
                    <text:p text:style-name="P3">{5}</text:p>
                  </table:table-cell>
                </table:table-row>
              </table:table>
              <text:p text:style-name="P5"/>
            </table:table-cell>
          </table:table-row>
          <table:table-row>
            <table:table-cell table:style-name="Táblázat2.A1" office:value-type="string">
              <text:p text:style-name="Preformatted_20_Text">Returns: 100</text:p>
              <table:table table:name="Táblázat4" table:style-name="Táblázat4">
                <table:table-column table:style-name="Táblázat4.A"/>
                <table:table-row>
                  <table:table-cell table:style-name="Táblázat4.A1" office:value-type="string">
                    <text:p text:style-name="Table_20_Contents">A[0] must be 5. A[1] and A[2] are arbitrary integers between 0 and 9.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áblázat2.A1" office:value-type="string">
              <text:p text:style-name="P5"/>
            </table:table-cell>
          </table:table-row>
        </table:table>
        <text:p text:style-name="P2">1)    </text:p>
        <table:table table:name="Táblázat5" table:style-name="Táblázat5">
          <table:table-column table:style-name="Táblázat5.A"/>
          <table:table-row>
            <table:table-cell table:style-name="Táblázat5.A1" office:value-type="string">
              <table:table table:name="Táblázat6" table:style-name="Táblázat6">
                <table:table-column table:style-name="Táblázat6.A"/>
                <table:table-row>
                  <table:table-cell table:style-name="Táblázat6.A1" office:value-type="string">
                    <text:p text:style-name="P3">5</text:p>
                  </table:table-cell>
                </table:table-row>
                <table:table-row>
                  <table:table-cell table:style-name="Táblázat6.A1" office:value-type="string">
                    <text:p text:style-name="P3">{0, 2, 0}</text:p>
                  </table:table-cell>
                </table:table-row>
                <table:table-row>
                  <table:table-cell table:style-name="Táblázat6.A1" office:value-type="string">
                    <text:p text:style-name="P3">{1, 4, 4}</text:p>
                  </table:table-cell>
                </table:table-row>
                <table:table-row>
                  <table:table-cell table:style-name="Táblázat6.A1" office:value-type="string">
                    <text:p text:style-name="P3">{3, 4, 6}</text:p>
                  </table:table-cell>
                </table:table-row>
              </table:table>
              <text:p text:style-name="P5"/>
            </table:table-cell>
          </table:table-row>
          <table:table-row>
            <table:table-cell table:style-name="Táblázat5.A1" office:value-type="string">
              <text:p text:style-name="Preformatted_20_Text">Returns: 0</text:p>
              <table:table table:name="Táblázat7" table:style-name="Táblázat7">
                <table:table-column table:style-name="Táblázat7.A"/>
                <table:table-row>
                  <table:table-cell table:style-name="Táblázat7.A1" office:value-type="string">
                    <text:p text:style-name="Table_20_Contents">Mrs. Jeipouju's program is definitely wrong.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áblázat5.A1" office:value-type="string">
              <text:p text:style-name="P5"/>
            </table:table-cell>
          </table:table-row>
        </table:table>
        <text:p text:style-name="P2">2)    </text:p>
        <table:table table:name="Táblázat8" table:style-name="Táblázat8">
          <table:table-column table:style-name="Táblázat8.A"/>
          <table:table-row>
            <table:table-cell table:style-name="Táblázat8.A1" office:value-type="string">
              <table:table table:name="Táblázat9" table:style-name="Táblázat9">
                <table:table-column table:style-name="Táblázat9.A"/>
                <table:table-row>
                  <table:table-cell table:style-name="Táblázat9.A1" office:value-type="string">
                    <text:p text:style-name="P3">3</text:p>
                  </table:table-cell>
                </table:table-row>
                <table:table-row>
                  <table:table-cell table:style-name="Táblázat9.A1" office:value-type="string">
                    <text:p text:style-name="P3">{0, 1}</text:p>
                  </table:table-cell>
                </table:table-row>
                <table:table-row>
                  <table:table-cell table:style-name="Táblázat9.A1" office:value-type="string">
                    <text:p text:style-name="P3">{1, 2}</text:p>
                  </table:table-cell>
                </table:table-row>
                <table:table-row>
                  <table:table-cell table:style-name="Táblázat9.A1" office:value-type="string">
                    <text:p text:style-name="P3">{5, 8}</text:p>
                  </table:table-cell>
                </table:table-row>
              </table:table>
              <text:p text:style-name="P5"/>
            </table:table-cell>
          </table:table-row>
          <table:table-row>
            <table:table-cell table:style-name="Táblázat8.A1" office:value-type="string">
              <text:p text:style-name="Preformatted_20_Text">Returns: 4</text:p>
              <table:table table:name="Táblázat10" table:style-name="Táblázat10">
                <table:table-column table:style-name="Táblázat10.A"/>
                <table:table-row>
                  <table:table-cell table:style-name="Táblázat10.A1" office:value-type="string">
                    <text:p text:style-name="P7">There are 4 possible inputs: </text:p>
                    <text:list xml:id="list34322260" text:style-name="L1">
                      <text:list-item>
                        <text:p text:style-name="P6">A[0] = 5, A[1] = 1, A[2] = 8 </text:p>
                      </text:list-item>
                      <text:list-item>
                        <text:p text:style-name="P6">A[0] = 5, A[1] = 3, A[2] = 6 </text:p>
                      </text:list-item>
                      <text:list-item>
                        <text:p text:style-name="P6">A[0] = 5, A[1] = 7, A[2] = 4 </text:p>
                      </text:list-item>
                      <text:list-item>
                        <text:p text:style-name="P8">A[0] = 5, A[1] = 9, A[2] = 2 </text:p>
                      </text:list-item>
                    </text:list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áblázat8.A1" office:value-type="string">
              <text:p text:style-name="P5"/>
            </table:table-cell>
          </table:table-row>
        </table:table>
        <text:p text:style-name="P2">3)    </text:p>
        <table:table table:name="Táblázat11" table:style-name="Táblázat11">
          <table:table-column table:style-name="Táblázat11.A"/>
          <table:table-row>
            <table:table-cell table:style-name="Táblázat11.A1" office:value-type="string">
              <table:table table:name="Táblázat12" table:style-name="Táblázat12">
                <table:table-column table:style-name="Táblázat12.A"/>
                <table:table-row>
                  <table:table-cell table:style-name="Táblázat12.A1" office:value-type="string">
                    <text:p text:style-name="P3">8</text:p>
                  </table:table-cell>
                </table:table-row>
                <table:table-row>
                  <table:table-cell table:style-name="Táblázat12.A1" office:value-type="string">
                    <text:p text:style-name="P3">{2, 0, 3, 6}</text:p>
                  </table:table-cell>
                </table:table-row>
                <table:table-row>
                  <table:table-cell table:style-name="Táblázat12.A1" office:value-type="string">
                    <text:p text:style-name="P3">{3, 7, 4, 6}</text:p>
                  </table:table-cell>
                </table:table-row>
                <table:table-row>
                  <table:table-cell table:style-name="Táblázat12.A1" office:value-type="string">
                    <text:p text:style-name="P3">{2, 0, 6, 7}</text:p>
                  </table:table-cell>
                </table:table-row>
              </table:table>
              <text:p text:style-name="P5"/>
            </table:table-cell>
          </table:table-row>
          <table:table-row>
            <table:table-cell table:style-name="Táblázat11.A1" office:value-type="string">
              <text:p text:style-name="Preformatted_20_Text">Returns: 118080</text:p>
              <table:table table:name="Táblázat13" table:style-name="Táblázat13">
                <table:table-column table:style-name="Táblázat13.A"/>
                <table:table-row>
                  <table:table-cell table:style-name="Táblázat13.A1" office:value-type="string">
                    <text:p text:style-name="P5"/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áblázat11.A1" office:value-type="string">
              <text:p text:style-name="P5"/>
            </table:table-cell>
          </table:table-row>
        </table:table>
        <text:p text:style-name="P2">4)    </text:p>
        <table:table table:name="Táblázat14" table:style-name="Táblázat14">
          <table:table-column table:style-name="Táblázat14.A"/>
          <table:table-row>
            <table:table-cell table:style-name="Táblázat14.A1" office:value-type="string">
              <table:table table:name="Táblázat15" table:style-name="Táblázat15">
                <table:table-column table:style-name="Táblázat15.A"/>
                <table:table-row>
                  <table:table-cell table:style-name="Táblázat15.A1" office:value-type="string">
                    <text:p text:style-name="P3">20</text:p>
                  </table:table-cell>
                </table:table-row>
                <table:table-row>
                  <table:table-cell table:style-name="Táblázat15.A1" office:value-type="string">
                    <text:p text:style-name="P3">{9, 6, 2, 3, 1, 3, 12, 3, 4, 6, 10, 18, 10, 11, 15, 5}</text:p>
                  </table:table-cell>
                </table:table-row>
                <table:table-row>
                  <table:table-cell table:style-name="Táblázat15.A1" office:value-type="string">
                    <text:p text:style-name="P3">{12, 12, 4, 13, 7, 14, 17, 10, 5, 13, 11, 19, 17, 14, 17, 8}</text:p>
                  </table:table-cell>
                </table:table-row>
                <table:table-row>
                  <table:table-cell table:style-name="Táblázat15.A1" office:value-type="string">
                    <text:p text:style-name="P3">{7, 5, 7, 5, 0, 5, 8, 5, 3, 5, 3, 9, 4, 1, 6, 5}</text:p>
                  </table:table-cell>
                </table:table-row>
              </table:table>
              <text:p text:style-name="P5"/>
            </table:table-cell>
          </table:table-row>
          <table:table-row>
            <table:table-cell table:style-name="Táblázat14.A1" office:value-type="string">
              <text:p text:style-name="P3">Returns: 276398080</text:p>
            </table:table-cell>
          </table:table-row>
          <table:table-row>
            <table:table-cell table:style-name="Táblázat14.A1" office:value-type="string">
              <text:p text:style-name="P5"/>
            </table:table-cell>
          </table:table-row>
        </table:table>
        <text:p text:style-name="P2">5)    </text:p>
        <table:table table:name="Táblázat16" table:style-name="Táblázat16">
          <table:table-column table:style-name="Táblázat16.A"/>
          <table:table-row>
            <table:table-cell table:style-name="Táblázat16.A1" office:value-type="string">
              <table:table table:name="Táblázat17" table:style-name="Táblázat17">
                <table:table-column table:style-name="Táblázat17.A"/>
                <table:table-row>
                  <table:table-cell table:style-name="Táblázat17.A1" office:value-type="string">
                    <text:p text:style-name="P3">58</text:p>
                  </table:table-cell>
                </table:table-row>
                <table:table-row>
                  <table:table-cell table:style-name="Táblázat17.A1" office:value-type="string">
                    <text:p text:style-name="P3">{5, 5}</text:p>
                  </table:table-cell>
                </table:table-row>
                <table:table-row>
                  <table:table-cell table:style-name="Táblázat17.A1" office:value-type="string">
                    <text:p text:style-name="P3">{8, 8}</text:p>
                  </table:table-cell>
                </table:table-row>
                <table:table-row>
                  <table:table-cell table:style-name="Táblázat17.A1" office:value-type="string">
                    <text:p text:style-name="P3">{1, 2}</text:p>
                  </table:table-cell>
                </table:table-row>
              </table:table>
              <text:p text:style-name="P5"/>
            </table:table-cell>
          </table:table-row>
          <table:table-row>
            <table:table-cell table:style-name="Táblázat16.A1" office:value-type="string">
              <text:p text:style-name="P3">Returns: 0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04T13:56:08.44</meta:creation-date>
    <dc:date>2012-05-04T14:22:00.86</dc:date>
    <meta:editing-duration>PT25M54S</meta:editing-duration>
    <meta:editing-cycles>2</meta:editing-cycles>
    <meta:generator>OpenOffice.org/3.3$Win32 OpenOffice.org_project/330m20$Build-9567</meta:generator>
    <meta:document-statistic meta:table-count="17" meta:image-count="0" meta:object-count="0" meta:page-count="2" meta:paragraph-count="64" meta:word-count="442" meta:character-count="2216"/>
  </office:meta>
</office:document-meta>
</file>